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3cm"/>
    </style:style>
    <style:style style:name="co2" style:family="table-column">
      <style:table-column-properties fo:break-before="auto" style:column-width="6.465cm"/>
    </style:style>
    <style:style style:name="co3" style:family="table-column">
      <style:table-column-properties fo:break-before="auto" style:column-width="7.99cm"/>
    </style:style>
    <style:style style:name="co8" style:family="table-column">
      <style:table-column-properties fo:break-before="auto" style:column-width="2.267cm"/>
    </style:style>
    <style:style style:name="co5" style:family="table-column">
      <style:table-column-properties fo:break-before="auto" style:column-width="5.161cm"/>
    </style:style>
    <style:style style:name="co6" style:family="table-column">
      <style:table-column-properties fo:break-before="auto" style:column-width="6.521cm"/>
    </style:style>
    <style:style style:name="co7" style:family="table-column">
      <style:table-column-properties fo:break-before="auto" style:column-width="9.102cm"/>
    </style:style>
    <style:style style:name="co9" style:family="table-column">
      <style:table-column-properties fo:break-before="auto" style:column-width="11.349cm"/>
    </style:style>
    <style:style style:name="ro1" style:family="table-row">
      <style:table-row-properties style:row-height="1.316cm" fo:break-before="auto" style:use-optimal-row-height="true"/>
    </style:style>
    <style:style style:name="ro2" style:family="table-row">
      <style:table-row-properties style:row-height="4.316cm" fo:break-before="auto" style:use-optimal-row-height="false"/>
    </style:style>
    <style:style style:name="ro7" style:family="table-row">
      <style:table-row-properties style:row-height="0.45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9.634cm" fo:break-before="auto" style:use-optimal-row-height="false"/>
    </style:style>
    <style:style style:name="ro6" style:family="table-row">
      <style:table-row-properties style:row-height="3.475cm" fo:break-before="auto" style:use-optimal-row-height="false"/>
    </style:style>
    <style:style style:name="ro8" style:family="table-row">
      <style:table-row-properties style:row-height="3.027cm" fo:break-before="auto" style:use-optimal-row-height="false"/>
    </style:style>
    <style:style style:name="ro9" style:family="table-row">
      <style:table-row-properties style:row-height="3.895cm" fo:break-before="auto" style:use-optimal-row-height="false"/>
    </style:style>
    <style:style style:name="ro10" style:family="table-row">
      <style:table-row-properties style:row-height="2.817cm" fo:break-before="auto" style:use-optimal-row-height="false"/>
    </style:style>
    <style:style style:name="ro11" style:family="table-row">
      <style:table-row-properties style:row-height="4.89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ffcc" fo:wrap-option="wrap"/>
      <style:text-properties fo:font-weight="bold" style:font-weight-asian="bold" style:font-weight-complex="bold"/>
    </style:style>
    <style:style style:name="ce2" style:family="table-cell" style:parent-style-name="Default">
      <style:table-cell-properties fo:background-color="#9999ff"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9999ff" fo:wrap-option="wrap"/>
    </style:style>
    <style:style style:name="gr1" style:family="graphic">
      <style:graphic-properties draw:stroke="none" draw:fill="none" draw:textarea-horizontal-align="center" draw:textarea-vertical-align="middle" draw:ole-draw-aspect="4"/>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646464" style:font-name="Consolas" fo:font-size="10pt" style:font-name-asian="Consolas" style:font-size-asian="10pt" style:font-name-complex="Consolas" style:font-size-complex="5.69999980926514pt"/>
    </style:style>
    <style:style style:name="T4" style:family="text">
      <style:text-properties fo:color="#7f0055" style:font-name="Consolas" fo:font-size="10pt" fo:font-weight="bold" style:font-name-asian="Consolas" style:font-size-asian="10pt" style:font-weight-asian="bold" style:font-name-complex="Consolas" style:font-size-complex="5.69999980926514pt" style:font-weight-complex="bold"/>
    </style:style>
    <style:style style:name="T5" style:family="text">
      <style:text-properties fo:color="#000000" style:font-name="Consolas" fo:font-size="10pt" style:font-name-asian="Consolas" style:font-size-asian="10pt" style:font-name-complex="Consolas" style:font-size-complex="5.69999980926514pt"/>
    </style:style>
    <style:style style:name="T6" style:family="text">
      <style:text-properties fo:color="#000000" style:font-name="Consolas" style:font-name-asian="Consolas" style:font-name-complex="Consolas" style:font-size-complex="5.69999980926514pt"/>
    </style:style>
    <style:style style:name="T7" style:family="text">
      <style:text-properties fo:color="#0000c0" style:font-name="Consolas" fo:font-size="10pt" style:font-name-asian="Consolas" style:font-size-asian="10pt" style:font-name-complex="Consolas" style:font-size-complex="5.69999980926514pt"/>
    </style:style>
    <style:style style:name="T8" style:family="text">
      <style:text-properties fo:color="#6a3e3e" style:font-name="Consolas" fo:font-size="10pt" style:font-name-asian="Consolas" style:font-size-asian="10pt" style:font-name-complex="Consolas" style:font-size-complex="5.69999980926514pt"/>
    </style:style>
    <style:style style:name="T9" style:family="text">
      <style:text-properties fo:color="#0000c0" style:font-name="Consolas" fo:font-size="10pt" fo:font-style="italic" fo:font-weight="bold" style:font-name-asian="Consolas" style:font-size-asian="10pt" style:font-style-asian="italic" style:font-weight-asian="bold" style:font-name-complex="Consolas" style:font-size-complex="5.69999980926514pt" style:font-style-complex="italic" style:font-weight-complex="bold"/>
    </style:style>
    <style:style style:name="T10" style:family="text">
      <style:text-properties fo:color="#2a00ff" style:font-name="Consolas" fo:font-size="10pt" style:font-name-asian="Consolas" style:font-size-asian="10pt" style:font-name-complex="Consolas" style:font-size-complex="5.69999980926514pt"/>
    </style:style>
    <style:style style:name="T11" style:family="text">
      <style:text-properties style:font-name="Consolas" style:font-name-asian="Consolas" style:font-name-complex="Consolas" style:font-size-complex="5.69999980926514pt"/>
    </style:style>
  </office:automatic-styles>
  <office:body>
    <office:spreadsheet>
      <table:table table:name="DesignPrinciple" table:style-name="ta1" table:print="false">
        <table:table-column table:style-name="co1" table:default-cell-style-name="ce3"/>
        <table:table-column table:style-name="co2" table:default-cell-style-name="ce3"/>
        <table:table-column table:style-name="co1" table:default-cell-style-name="ce3"/>
        <table:table-column table:style-name="co3" table:default-cell-style-name="ce3"/>
        <table:table-column table:style-name="co1" table:number-columns-repeated="1020" table:default-cell-style-name="ce3"/>
        <table:table-row table:style-name="ro1">
          <table:table-cell table:style-name="ce1" office:value-type="string">
            <text:p>Design Principle</text:p>
          </table:table-cell>
          <table:table-cell table:style-name="ce1" office:value-type="string">
            <text:p>Definition</text:p>
          </table:table-cell>
          <table:table-cell table:style-name="ce1" office:value-type="string">
            <text:p>Example Patterns based upon this principle</text:p>
          </table:table-cell>
          <table:table-cell table:style-name="ce1" office:value-type="string">
            <text:p>Advantage</text:p>
          </table:table-cell>
          <table:table-cell table:number-columns-repeated="1020"/>
        </table:table-row>
        <table:table-row table:style-name="ro2">
          <table:table-cell table:style-name="ce2" office:value-type="string">
            <text:p>Inversion Of Control</text:p>
          </table:table-cell>
          <table:table-cell table:style-name="ce4" office:value-type="string">
            <text:p>The principle says that instead of us controlling the flow of program, let some other program control the flow of the program and let it make calls for our custom configuration/business logic rather than we making calls for different functionalities.</text:p>
          </table:table-cell>
          <table:table-cell table:style-name="ce4" office:value-type="string">
            <text:p>1. Dependency Injection</text:p>
            <text:p>2. Factory</text:p>
            <text:p>3. Abstract Factory</text:p>
            <text:p>4. Strategy</text:p>
            <text:p>...etc.</text:p>
          </table:table-cell>
          <table:table-cell table:style-name="ce4" office:value-type="string">
            <text:p>Seperate out main business logic from other life-cycle based functionalities and makes application loosely coupled. <text:span text:style-name="T1">Different implementations can be </text:span><text:span text:style-name="T1">switched at runtime(A reference can hold many </text:span><text:span text:style-name="T1">different types of implementation of a </text:span><text:span text:style-name="T1">class/interface as the creational logic is loosely </text:span><text:span text:style-name="T1">coupled or seperate out).</text:span></text:p>
          </table:table-cell>
          <table:table-cell table:number-columns-repeated="1020"/>
        </table:table-row>
        <table:table-row table:style-name="ro2" table:number-rows-repeated="1048573">
          <table:table-cell table:number-columns-repeated="1024"/>
        </table:table-row>
        <table:table-row table:style-name="ro2">
          <table:table-cell table:number-columns-repeated="1024"/>
        </table:table-row>
      </table:table>
      <table:table table:name="Design Patterns" table:style-name="ta1" table:print="false">
        <table:table-column table:style-name="co5" table:default-cell-style-name="ce3"/>
        <table:table-column table:style-name="co6" table:default-cell-style-name="ce3"/>
        <table:table-column table:style-name="co7" table:default-cell-style-name="ce3"/>
        <table:table-column table:style-name="co9" table:default-cell-style-name="ce3"/>
        <table:table-column table:style-name="co8" table:number-columns-repeated="1020" table:default-cell-style-name="ce3"/>
        <table:table-row table:style-name="ro4">
          <table:table-cell table:style-name="ce1" office:value-type="string">
            <text:p>Pattern Name(Design principle)</text:p>
          </table:table-cell>
          <table:table-cell table:style-name="ce1" office:value-type="string">
            <text:p>Definition</text:p>
          </table:table-cell>
          <table:table-cell table:style-name="ce1" office:value-type="string">
            <text:p>Pattern Details</text:p>
          </table:table-cell>
          <table:table-cell table:number-columns-repeated="1021"/>
        </table:table-row>
        <table:table-row table:style-name="ro5">
          <table:table-cell office:value-type="string">
            <text:p>Dependency Injection (IoC pattern)</text:p>
          </table:table-cell>
          <table:table-cell office:value-type="string">
            <text:p>Allows creation of dependent object outside of a class and provide those object to the class using different ways.</text:p>
          </table:table-cell>
          <table:table-cell office:value-type="string">
            <text:p><text:span text:style-name="T1">Client Class: </text:span><text:span text:style-name="T2">It depends upon service class</text:span></text:p>
            <text:p><text:span text:style-name="T1">Service Class: </text:span><text:span text:style-name="T2">It is dependency that provide service to client.</text:span></text:p>
            <text:p><text:span text:style-name="T1">Injector Class: </text:span><text:span text:style-name="T2">Injects Service Class into Client Class.</text:span></text:p>
            <text:p><text:span text:style-name="T2"/></text:p>
            <text:p><text:span text:style-name="T1">3 ways:</text:span><text:span text:style-name="T2"> Constructor Based Injection(Injector supplies service </text:span><text:span text:style-name="T2">through constructor), Setter Method Injection and Property Injection</text:span></text:p>
          </table:table-cell>
          <table:table-cell office:value-type="string">
            <text:p>Code Sample:<text:span text:style-name="T3">@Component</text:span></text:p>
            <text:p><text:span text:style-name="T4">public</text:span><text:span text:style-name="T5"> </text:span><text:span text:style-name="T4">class</text:span><text:span text:style-name="T5"> B {</text:span></text:p>
            <text:p><text:span text:style-name="T6"/></text:p>
            <text:p><text:span text:style-name="T5"><text:tab/></text:span><text:span text:style-name="T5">A </text:span><text:span text:style-name="T7">a</text:span><text:span text:style-name="T5">;</text:span></text:p>
            <text:p><text:span text:style-name="T6"><text:tab/></text:span></text:p>
            <text:p><text:span text:style-name="T5"><text:tab/></text:span><text:span text:style-name="T3">@Autowired</text:span></text:p>
            <text:p><text:span text:style-name="T5"><text:tab/></text:span><text:span text:style-name="T5">B(A </text:span><text:span text:style-name="T8">a1</text:span><text:span text:style-name="T5">){</text:span></text:p>
            <text:p><text:span text:style-name="T5"><text:tab/></text:span><text:span text:style-name="T5"><text:tab/></text:span><text:span text:style-name="T4">this</text:span><text:span text:style-name="T5">.</text:span><text:span text:style-name="T7">a</text:span><text:span text:style-name="T5"> = </text:span><text:span text:style-name="T8">a1</text:span><text:span text:style-name="T5">;</text:span></text:p>
            <text:p><text:span text:style-name="T5"><text:tab/></text:span><text:span text:style-name="T5"><text:tab/></text:span><text:span text:style-name="T5">System.</text:span><text:span text:style-name="T9">out</text:span><text:span text:style-name="T5">.println(</text:span><text:span text:style-name="T10">"Constructor Injection: "</text:span><text:span text:style-name="T5"> + </text:span><text:span text:style-name="T4">this</text:span><text:span text:style-name="T5">.</text:span><text:span text:style-name="T7">a</text:span><text:span text:style-name="T5">.getA());</text:span></text:p>
            <text:p><text:span text:style-name="T6"><text:tab/></text:span><text:span text:style-name="T6">}</text:span></text:p>
            <text:p><text:span text:style-name="T6"><text:tab/></text:span></text:p>
            <text:p><text:span text:style-name="T11"><text:tab/></text:span><text:span text:style-name="T11">B(){}</text:span></text:p>
            <text:p><text:span text:style-name="T11"/></text:p>
            <text:p><text:span text:style-name="T5"><text:s text:c="4"/></text:span><text:span text:style-name="T3">@Autowired</text:span></text:p>
            <text:p><text:span text:style-name="T5"><text:tab/></text:span><text:span text:style-name="T4">public</text:span><text:span text:style-name="T5"> </text:span><text:span text:style-name="T4">void</text:span><text:span text:style-name="T5"> setA(A </text:span><text:span text:style-name="T8">a</text:span><text:span text:style-name="T5">) {</text:span></text:p>
            <text:p><text:span text:style-name="T5"><text:tab/></text:span><text:span text:style-name="T5"><text:tab/></text:span><text:span text:style-name="T4">this</text:span><text:span text:style-name="T5">.</text:span><text:span text:style-name="T7">a</text:span><text:span text:style-name="T5"> = </text:span><text:span text:style-name="T8">a</text:span><text:span text:style-name="T5">;</text:span></text:p>
            <text:p><text:span text:style-name="T5"><text:tab/></text:span><text:span text:style-name="T5"><text:tab/></text:span><text:span text:style-name="T5">System.</text:span><text:span text:style-name="T9">out</text:span><text:span text:style-name="T5">.println(</text:span><text:span text:style-name="T10">"Setter Injection: "</text:span><text:span text:style-name="T5"> + </text:span><text:span text:style-name="T4">this</text:span><text:span text:style-name="T5">.</text:span><text:span text:style-name="T7">a</text:span><text:span text:style-name="T5">.getA());</text:span></text:p>
            <text:p><text:span text:style-name="T6"><text:tab/></text:span><text:span text:style-name="T6">}</text:span></text:p>
            <text:p><text:span text:style-name="T11"/></text:p>
            <text:p><text:span text:style-name="T6">}</text:span></text:p>
          </table:table-cell>
          <table:table-cell table:number-columns-repeated="1020"/>
        </table:table-row>
        <table:table-row table:style-name="ro6">
          <table:table-cell office:value-type="string">
            <text:p>Fluent Builder Pattern</text:p>
          </table:table-cell>
          <table:table-cell office:value-type="string">
            <text:p>Forcing Developer to call setter methods in sequence so that at least minimum variables needed to create a valid object are provided. Used to create complex objects.</text:p>
          </table:table-cell>
          <table:table-cell>
            <draw:frame table:end-cell-address="'Design Patterns'.C3" table:end-x="5.46cm" table:end-y="2.722cm" draw:z-index="0" draw:style-name="gr1" draw:text-style-name="P1" svg:width="2.54cm" svg:height="2.143cm" svg:x="2.92cm" svg:y="0.579cm">
              <draw:object xlink:href="./Object 1" xlink:type="simple" xlink:show="embed" xlink:actuate="onLoad">
                <text:p/>
              </draw:object>
              <draw:image xlink:href="./ObjectReplacements/Object 1" xlink:type="simple" xlink:show="embed" xlink:actuate="onLoad"/>
            </draw:frame>
          </table:table-cell>
          <table:table-cell table:number-columns-repeated="1021"/>
        </table:table-row>
        <table:table-row table:style-name="ro8">
          <table:table-cell office:value-type="string">
            <text:p>MVC Pattern</text:p>
          </table:table-cell>
          <table:table-cell table:number-columns-repeated="1023"/>
        </table:table-row>
        <table:table-row table:style-name="ro9">
          <table:table-cell office:value-type="string">
            <text:p>Strategy Pattern</text:p>
          </table:table-cell>
          <table:table-cell office:value-type="string">
            <text:p>Ex: AuthenticationManager from Spring Security</text:p>
          </table:table-cell>
          <table:table-cell table:number-columns-repeated="1022"/>
        </table:table-row>
        <table:table-row table:style-name="ro10">
          <table:table-cell office:value-type="string">
            <text:p>Chain Of Responsibility Pattern</text:p>
          </table:table-cell>
          <table:table-cell table:number-columns-repeated="1023"/>
        </table:table-row>
        <table:table-row table:style-name="ro11">
          <table:table-cell office:value-type="string">
            <text:p>Template Design Pattern</text:p>
          </table:table-cell>
          <table:table-cell table:number-columns-repeated="1023"/>
        </table:table-row>
        <table:table-row table:style-name="ro5" table:number-rows-repeated="1048568">
          <table:table-cell table:number-columns-repeated="1024"/>
        </table:table-row>
        <table:table-row table:style-name="ro5">
          <table:table-cell table:number-columns-repeated="1024"/>
        </table:table-row>
      </table:table>
      <table:table table:name="Sheet3" table:style-name="ta1" table:print="false">
        <table:table-column table:style-name="co8"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10">10/04/2023</text:date>, <text:time>00:07: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35M42S</meta:editing-duration>
    <meta:editing-cycles>35</meta:editing-cycles>
    <meta:generator>OpenOffice/4.1.14$Win32 OpenOffice.org_project/4114m1$Build-9811</meta:generator>
    <dc:date>2023-04-10T00:07:10.20</dc:date>
    <meta:document-statistic meta:table-count="3" meta:cell-count="22"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Helvetica Neue" svg:font-family="'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color="#000000" style:font-name="Consolas" fo:font-size="10pt" fo:font-weight="bold" fo:background-color="#ffffff" style:font-weight-asian="bold" style:font-weight-complex="bold"/>
    </style:style>
    <style:style style:name="P3" style:family="paragraph" style:parent-style-name="Text_20_body">
      <style:paragraph-properties fo:padding="0cm" fo:border="none"/>
      <style:text-properties fo:color="#000000" style:font-name="Consolas" fo:font-size="10pt" fo:background-color="#ffffff"/>
    </style:style>
    <style:style style:name="P4" style:family="paragraph" style:parent-style-name="Text_20_body">
      <style:paragraph-properties fo:padding="0cm" fo:border="none"/>
      <style:text-properties fo:color="#646464" style:font-name="Consolas" fo:font-size="10pt" fo:background-color="#ffffff"/>
    </style:style>
    <style:style style:name="P5" style:family="paragraph" style:parent-style-name="Text_20_body">
      <style:paragraph-properties style:border-line-width-bottom="0.141cm 0.088cm 0.088cm" fo:padding="0.074cm" fo:border-left="none" fo:border-right="none" fo:border-top="none" fo:border-bottom="0.317cm double #000000" style:join-border="false"/>
      <style:text-properties fo:color="#000000" style:font-name="Consolas" fo:font-size="10pt" fo:background-color="#ffffff"/>
    </style:style>
    <style:style style:name="T1" style:family="text">
      <style:text-properties fo:font-variant="normal" fo:text-transform="none" fo:color="#222635" style:font-name="Helvetica Neue" fo:font-size="13.5pt" fo:letter-spacing="normal" fo:font-style="normal"/>
    </style:style>
    <style:style style:name="T2" style:family="text">
      <style:text-properties fo:font-variant="normal" fo:text-transform="none" fo:color="#222635" style:font-name="Helvetica Neue" fo:font-size="13.5pt" fo:letter-spacing="normal" fo:font-style="normal" fo:font-weight="bold"/>
    </style:style>
    <style:style style:name="T3" style:family="text">
      <style:text-properties fo:color="#7f0055"/>
    </style:style>
    <style:style style:name="T4" style:family="text">
      <style:text-properties fo:color="#7f0055" fo:font-weight="bold"/>
    </style:style>
    <style:style style:name="T5" style:family="text">
      <style:text-properties fo:color="#6a3e3e"/>
    </style:style>
    <style:style style:name="T6" style:family="text">
      <style:text-properties fo:color="#3f7f5f"/>
    </style:style>
    <style:style style:name="T7" style:family="text">
      <style:text-properties fo:color="#7f9fbf" fo:font-weight="bold"/>
    </style:style>
    <style:style style:name="T8" style:family="text">
      <style:text-properties fo:font-style="italic"/>
    </style:style>
    <style:style style:name="T9" style:family="text">
      <style:text-properties fo:color="#2a00ff"/>
    </style:style>
    <style:style style:name="T10" style:family="text">
      <style:text-properties fo:color="#0000c0"/>
    </style:style>
    <style:style style:name="T11" style:family="text">
      <style:text-properties fo:color="#0000c0" fo:font-style="italic" fo:font-weight="bold"/>
    </style:style>
    <style:style style:name="T12" style:family="text">
      <style:text-properties fo:background-color="#d4d4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uent Builder Pattern:</text:p>
      <text:p text:style-name="P1"/>
      <text:p text:style-name="P1"><text:span text:style-name="T1">Fluent builder pattern is a style of coding which </text:span><text:span text:style-name="Strong_20_Emphasis"><text:span text:style-name="T2">force </text:span></text:span><text:span text:style-name="T1">the developer to create the object in sequence by calling each setter method one after the another until all required attributes are set.</text:span> </text:p>
      <text:p text:style-name="P1"/>
      <text:p text:style-name="P1"/>
      <text:p text:style-name="P1">Email example:</text:p>
      <text:p text:style-name="P1"/>
      <text:p text:style-name="P2"><text:span text:style-name="T3">public</text:span> <text:span text:style-name="T3">class</text:span> Main {</text:p>
      <text:p text:style-name="P3"><text:span text:style-name="T4">public</text:span> <text:span text:style-name="T4">static</text:span> <text:span text:style-name="T4">void</text:span> main(String[] <text:span text:style-name="T5">args</text:span>) {</text:p>
      <text:p text:style-name="P3"><text:span text:style-name="T6">// </text:span><text:span text:style-name="T7">TODO</text:span><text:span text:style-name="T6"> Auto-generated method stub</text:span></text:p>
      <text:p text:style-name="P3">EmailBuilder <text:span text:style-name="T5">builder</text:span> = EmailBuilder.<text:span text:style-name="T8">getInstance</text:span>();</text:p>
      <text:p text:style-name="P3">Email <text:span text:style-name="T5">mail</text:span> = <text:span text:style-name="T5">builder</text:span></text:p>
      <text:p text:style-name="P3">.to(<text:span text:style-name="T9">"sehgal.mohit@gmail.com"</text:span>)</text:p>
      <text:p text:style-name="P3">.from(<text:span text:style-name="T9">"mohit.sehgal@cognizant.com"</text:span>)</text:p>
      <text:p text:style-name="P3">.subject(<text:span text:style-name="T9">"Important Mail"</text:span>)</text:p>
      <text:p text:style-name="P3">.body(<text:span text:style-name="T9">"This is an important mail."</text:span>)</text:p>
      <text:p text:style-name="P3">.build();</text:p>
      <text:p text:style-name="P3">EmailBuilder <text:span text:style-name="T5">b</text:span> = EmailBuilder.<text:span text:style-name="T8">getInstance</text:span>();</text:p>
      <text:p text:style-name="P3">Email <text:span text:style-name="T5">ma</text:span> = <text:span text:style-name="T5">b</text:span>.build();</text:p>
      <text:p text:style-name="P3">System.<text:span text:style-name="T11">out</text:span>.println(<text:span text:style-name="T5">ma</text:span>);</text:p>
      <text:p text:style-name="P3">System.<text:span text:style-name="T11">out</text:span>.println(<text:span text:style-name="T5">mail</text:span>);</text:p>
      <text:p text:style-name="P3">}</text:p>
      <text:p text:style-name="P3">}</text:p>
      <text:p text:style-name="P5"/>
      <text:p text:style-name="P3"/>
      <text:p text:style-name="P3"><text:span text:style-name="T4">public</text:span> <text:span text:style-name="T4">final</text:span> <text:span text:style-name="T4">class</text:span> Email {</text:p>
      <text:p text:style-name="P3"><text:span text:style-name="T4">private</text:span> String <text:span text:style-name="T10">to</text:span>;</text:p>
      <text:p text:style-name="P3"><text:span text:style-name="T4">private</text:span> String <text:span text:style-name="T10">from</text:span>;</text:p>
      <text:p text:style-name="P3"><text:span text:style-name="T4">private</text:span> String <text:span text:style-name="T10">subject</text:span>;</text:p>
      <text:p text:style-name="P3"><text:span text:style-name="T4">private</text:span> String <text:span text:style-name="T10">body</text:span>;</text:p>
      <text:p text:style-name="P3"><text:span text:style-name="T4">private</text:span> List&lt;String&gt; <text:span text:style-name="T10">cc</text:span>;</text:p>
      <text:p text:style-name="P3"><text:span text:style-name="T4">private</text:span> List&lt;String&gt; <text:span text:style-name="T10">bcc</text:span>;</text:p>
      <text:p text:style-name="P3"><text:span text:style-name="T4">private</text:span> Email() {}</text:p>
      <text:p text:style-name="P3"><text:span text:style-name="T4">private</text:span> Email(String <text:span text:style-name="T5">to</text:span>, String <text:span text:style-name="T5">from</text:span>, String <text:span text:style-name="T5">subject</text:span>, String <text:span text:style-name="T5">body</text:span>, List&lt;String&gt; <text:span text:style-name="T5">cc</text:span>, List&lt;String&gt; <text:span text:style-name="T5">bcc</text:span>) {</text:p>
      <text:p text:style-name="P3"><text:span text:style-name="T4">super</text:span>();</text:p>
      <text:p text:style-name="P3"><text:span text:style-name="T4">this</text:span>.<text:span text:style-name="T10">to</text:span> = <text:span text:style-name="T5">to</text:span>;</text:p>
      <text:p text:style-name="P3"><text:span text:style-name="T4">this</text:span>.<text:span text:style-name="T10">from</text:span> = <text:span text:style-name="T5">from</text:span>;</text:p>
      <text:p text:style-name="P3"><text:span text:style-name="T4">this</text:span>.<text:span text:style-name="T10">subject</text:span> = <text:span text:style-name="T5">subject</text:span>;</text:p>
      <text:p text:style-name="P3"><text:span text:style-name="T4">this</text:span>.<text:span text:style-name="T10">body</text:span> = <text:span text:style-name="T5">body</text:span>;</text:p>
      <text:p text:style-name="P3"><text:soft-page-break/><text:span text:style-name="T4">this</text:span>.<text:span text:style-name="T10">cc</text:span> = <text:span text:style-name="T5">cc</text:span>;</text:p>
      <text:p text:style-name="P3"><text:span text:style-name="T4">this</text:span>.<text:span text:style-name="T10">bcc</text:span> = <text:span text:style-name="T5">bcc</text:span>;</text:p>
      <text:p text:style-name="P3">}</text:p>
      <text:p text:style-name="P3"><text:span text:style-name="T4">public</text:span> <text:span text:style-name="T4">static</text:span> Email getMailObject(String <text:span text:style-name="T5">to</text:span>, String <text:span text:style-name="T5">from</text:span>, String <text:span text:style-name="T5">sub</text:span>, String <text:span text:style-name="T5">body</text:span>, List&lt;String&gt; <text:span text:style-name="T5">cc</text:span>, List&lt;String&gt; <text:span text:style-name="T5">bcc</text:span>) {</text:p>
      <text:p text:style-name="P3"><text:span text:style-name="T4">return</text:span> <text:span text:style-name="T4">new</text:span> Email(<text:span text:style-name="T5">to</text:span>,<text:span text:style-name="T5">from</text:span>,<text:span text:style-name="T5">sub</text:span>,<text:span text:style-name="T5">body</text:span>,<text:span text:style-name="T5">cc</text:span>,<text:span text:style-name="T5">bcc</text:span>);</text:p>
      <text:p text:style-name="P3">}</text:p>
      <text:p text:style-name="P3"><text:span text:style-name="T4">public</text:span> String getTo() {</text:p>
      <text:p text:style-name="P3"><text:span text:style-name="T4">return</text:span> <text:span text:style-name="T10">to</text:span>;</text:p>
      <text:p text:style-name="P3">}</text:p>
      <text:p text:style-name="P3"><text:span text:style-name="T4">public</text:span> <text:span text:style-name="T4">void</text:span> setTo(String <text:span text:style-name="T5">to</text:span>) {</text:p>
      <text:p text:style-name="P3"><text:span text:style-name="T4">this</text:span>.<text:span text:style-name="T10">to</text:span> = <text:span text:style-name="T5">to</text:span>;</text:p>
      <text:p text:style-name="P3">}</text:p>
      <text:p text:style-name="P3"><text:span text:style-name="T4">public</text:span> String getFrom() {</text:p>
      <text:p text:style-name="P3"><text:span text:style-name="T4">return</text:span> <text:span text:style-name="T10">from</text:span>;</text:p>
      <text:p text:style-name="P3">}</text:p>
      <text:p text:style-name="P3"><text:span text:style-name="T4">public</text:span> <text:span text:style-name="T4">void</text:span> setFrom(String <text:span text:style-name="T5">from</text:span>) {</text:p>
      <text:p text:style-name="P3"><text:span text:style-name="T4">this</text:span>.<text:span text:style-name="T10">from</text:span> = <text:span text:style-name="T5">from</text:span>;</text:p>
      <text:p text:style-name="P3">}</text:p>
      <text:p text:style-name="P3"><text:span text:style-name="T4">public</text:span> String getSubject() {</text:p>
      <text:p text:style-name="P3"><text:span text:style-name="T4">return</text:span> <text:span text:style-name="T10">subject</text:span>;</text:p>
      <text:p text:style-name="P3">}</text:p>
      <text:p text:style-name="P3"><text:span text:style-name="T4">public</text:span> <text:span text:style-name="T4">void</text:span> setSubject(String <text:span text:style-name="T5">subject</text:span>) {</text:p>
      <text:p text:style-name="P3"><text:span text:style-name="T4">this</text:span>.<text:span text:style-name="T10">subject</text:span> = <text:span text:style-name="T5">subject</text:span>;</text:p>
      <text:p text:style-name="P3">}</text:p>
      <text:p text:style-name="P3"><text:span text:style-name="T4">public</text:span> String getBody() {</text:p>
      <text:p text:style-name="P3"><text:span text:style-name="T4">return</text:span> <text:span text:style-name="T10">body</text:span>;</text:p>
      <text:p text:style-name="P3">}</text:p>
      <text:p text:style-name="P3"><text:span text:style-name="T4">public</text:span> <text:span text:style-name="T4">void</text:span> setBody(String <text:span text:style-name="T5">body</text:span>) {</text:p>
      <text:p text:style-name="P3"><text:span text:style-name="T4">this</text:span>.<text:span text:style-name="T10">body</text:span> = <text:span text:style-name="T5">body</text:span>;</text:p>
      <text:p text:style-name="P3">}</text:p>
      <text:p text:style-name="P3"><text:span text:style-name="T4">public</text:span> List&lt;String&gt; getCc() {</text:p>
      <text:p text:style-name="P3"><text:span text:style-name="T4">return</text:span> <text:span text:style-name="T10">cc</text:span>;</text:p>
      <text:p text:style-name="P3">}</text:p>
      <text:p text:style-name="P3"><text:span text:style-name="T4">public</text:span> <text:span text:style-name="T4">void</text:span> setCc(List&lt;String&gt; <text:span text:style-name="T5">cc</text:span>) {</text:p>
      <text:p text:style-name="P3"><text:span text:style-name="T4">this</text:span>.<text:span text:style-name="T10">cc</text:span> = <text:span text:style-name="T5">cc</text:span>;</text:p>
      <text:p text:style-name="P3">}</text:p>
      <text:p text:style-name="P3"><text:span text:style-name="T4">public</text:span> List&lt;String&gt; getBcc() {</text:p>
      <text:p text:style-name="P3"><text:span text:style-name="T4">return</text:span> <text:span text:style-name="T10">bcc</text:span>;</text:p>
      <text:p text:style-name="P3">}</text:p>
      <text:p text:style-name="P3"><text:span text:style-name="T4">public</text:span> <text:span text:style-name="T4">void</text:span> setBcc(List&lt;String&gt; <text:span text:style-name="T5">bcc</text:span>) {</text:p>
      <text:p text:style-name="P3"><text:soft-page-break/><text:span text:style-name="T4">this</text:span>.<text:span text:style-name="T10">bcc</text:span> = <text:span text:style-name="T5">bcc</text:span>;</text:p>
      <text:p text:style-name="P3">}</text:p>
      <text:p text:style-name="P4">@Override</text:p>
      <text:p text:style-name="P3"><text:span text:style-name="T4">public</text:span> String toString() {</text:p>
      <text:p text:style-name="P3"><text:span text:style-name="T4">return</text:span> <text:span text:style-name="T9">"Email [to="</text:span> + <text:span text:style-name="T10">to</text:span> + <text:span text:style-name="T9">", from="</text:span> + <text:span text:style-name="T10">from</text:span> + <text:span text:style-name="T9">", subject="</text:span> + <text:span text:style-name="T10">subject</text:span> + <text:span text:style-name="T9">", body="</text:span> + <text:span text:style-name="T10">body</text:span> + <text:span text:style-name="T9">", cc="</text:span> + <text:span text:style-name="T10">cc</text:span></text:p>
      <text:p text:style-name="P3">+ <text:span text:style-name="T9">", bcc="</text:span> + <text:span text:style-name="T10">bcc</text:span> + <text:span text:style-name="T9">"]"</text:span>;</text:p>
      <text:p text:style-name="P3">}</text:p>
      <text:p text:style-name="P3">}</text:p>
      <text:p text:style-name="P5"/>
      <text:p text:style-name="P3"/>
      <text:p text:style-name="P3"><text:span text:style-name="T4">public</text:span> <text:span text:style-name="T4">class</text:span> EmailBuilder <text:span text:style-name="T4">implements</text:span> To, From, Body, Subject, EmailCreator {</text:p>
      <text:p text:style-name="P3"><text:span text:style-name="T4">private</text:span> String <text:span text:style-name="T10">to</text:span>;</text:p>
      <text:p text:style-name="P3"><text:span text:style-name="T4">private</text:span> String <text:span text:style-name="T10">from</text:span>;</text:p>
      <text:p text:style-name="P3"><text:span text:style-name="T4">private</text:span> String <text:span text:style-name="T10">subject</text:span>;</text:p>
      <text:p text:style-name="P3"><text:span text:style-name="T4">private</text:span> String <text:span text:style-name="T10">body</text:span>;</text:p>
      <text:p text:style-name="P3"><text:span text:style-name="T4">private</text:span> List&lt;String&gt; <text:span text:style-name="T10">cc</text:span>;</text:p>
      <text:p text:style-name="P3"><text:span text:style-name="T4">private</text:span> List&lt;String&gt; <text:span text:style-name="T10">bcc</text:span>;</text:p>
      <text:p text:style-name="P4">@Override</text:p>
      <text:p text:style-name="P3"><text:span text:style-name="T4">public</text:span> Body subject(String <text:span text:style-name="T5">sub</text:span>) {</text:p>
      <text:p text:style-name="P3"><text:span text:style-name="T6">// </text:span><text:span text:style-name="T7">TODO</text:span><text:span text:style-name="T6"> Auto-generated method stub</text:span></text:p>
      <text:p text:style-name="P3"><text:span text:style-name="T4">this</text:span>.<text:span text:style-name="T10">subject</text:span>=<text:span text:style-name="T5">sub</text:span>;</text:p>
      <text:p text:style-name="P3"><text:span text:style-name="T4">return</text:span> <text:span text:style-name="T4">this</text:span>;</text:p>
      <text:p text:style-name="P3">}</text:p>
      <text:p text:style-name="P4">@Override</text:p>
      <text:p text:style-name="P3"><text:span text:style-name="T4">public</text:span> EmailCreator body(String <text:span text:style-name="T5">body</text:span>) {</text:p>
      <text:p text:style-name="P3"><text:span text:style-name="T6">// </text:span><text:span text:style-name="T7">TODO</text:span><text:span text:style-name="T6"> Auto-generated method stub</text:span></text:p>
      <text:p text:style-name="P3"><text:span text:style-name="T4">this</text:span>.<text:span text:style-name="T10">body</text:span> = <text:span text:style-name="T5">body</text:span>;</text:p>
      <text:p text:style-name="P3"><text:span text:style-name="T4">return</text:span> <text:span text:style-name="T4">this</text:span>;</text:p>
      <text:p text:style-name="P3">}</text:p>
      <text:p text:style-name="P4">@Override</text:p>
      <text:p text:style-name="P3"><text:span text:style-name="T4">public</text:span> Subject from(String <text:span text:style-name="T5">from</text:span>) {</text:p>
      <text:p text:style-name="P3"><text:span text:style-name="T6">// </text:span><text:span text:style-name="T7">TODO</text:span><text:span text:style-name="T6"> Auto-generated method stub</text:span></text:p>
      <text:p text:style-name="P3"><text:span text:style-name="T4">this</text:span>.<text:span text:style-name="T10">from</text:span> = <text:span text:style-name="T5">from</text:span>;</text:p>
      <text:p text:style-name="P3"><text:span text:style-name="T4">return</text:span> <text:span text:style-name="T4">this</text:span>;</text:p>
      <text:p text:style-name="P3">}</text:p>
      <text:p text:style-name="P4">@Override</text:p>
      <text:p text:style-name="P3"><text:span text:style-name="T4">public</text:span> From to(String <text:span text:style-name="T5">to</text:span>) {</text:p>
      <text:p text:style-name="P3"><text:span text:style-name="T6">// </text:span><text:span text:style-name="T7">TODO</text:span><text:span text:style-name="T6"> Auto-generated method stub</text:span></text:p>
      <text:p text:style-name="P3"><text:span text:style-name="T4">this</text:span>.<text:span text:style-name="T10">to</text:span> = <text:span text:style-name="T5">to</text:span>;</text:p>
      <text:p text:style-name="P3"><text:span text:style-name="T4">return</text:span> <text:span text:style-name="T4">this</text:span>;</text:p>
      <text:p text:style-name="P3"><text:soft-page-break/>}</text:p>
      <text:p text:style-name="P3"><text:span text:style-name="T4">private</text:span> EmailBuilder() {}</text:p>
      <text:p text:style-name="P3"><text:span text:style-name="T4">public</text:span> <text:span text:style-name="T4">static</text:span> EmailBuilder getInstance() {</text:p>
      <text:p text:style-name="P3"><text:span text:style-name="T4">return</text:span> <text:span text:style-name="T4">new</text:span> EmailBuilder();</text:p>
      <text:p text:style-name="P3">}</text:p>
      <text:p text:style-name="P4">@Override</text:p>
      <text:p text:style-name="P3"><text:span text:style-name="T4">public</text:span> EmailCreator cc(List&lt;String&gt; <text:span text:style-name="T5">cc</text:span>) {</text:p>
      <text:p text:style-name="P3"><text:span text:style-name="T6">// </text:span><text:span text:style-name="T7">TODO</text:span><text:span text:style-name="T6"> Auto-generated method stub</text:span></text:p>
      <text:p text:style-name="P3"><text:span text:style-name="T4">this</text:span>.<text:span text:style-name="T10">cc</text:span> = <text:span text:style-name="T5">cc</text:span>;</text:p>
      <text:p text:style-name="P3"><text:span text:style-name="T4">return</text:span> <text:span text:style-name="T4">this</text:span>;</text:p>
      <text:p text:style-name="P3">}</text:p>
      <text:p text:style-name="P4">@Override</text:p>
      <text:p text:style-name="P3"><text:span text:style-name="T4">public</text:span> EmailCreator bcc(List&lt;String&gt; <text:span text:style-name="T5">bcc</text:span>) {</text:p>
      <text:p text:style-name="P3"><text:span text:style-name="T6">// </text:span><text:span text:style-name="T7">TODO</text:span><text:span text:style-name="T6"> Auto-generated method stub</text:span></text:p>
      <text:p text:style-name="P3"><text:span text:style-name="T4">this</text:span>.<text:span text:style-name="T10">bcc</text:span> = <text:span text:style-name="T5">bcc</text:span>;</text:p>
      <text:p text:style-name="P3"><text:span text:style-name="T4">return</text:span> <text:span text:style-name="T4">this</text:span>;</text:p>
      <text:p text:style-name="P3">}</text:p>
      <text:p text:style-name="P4">@Override</text:p>
      <text:p text:style-name="P3"><text:span text:style-name="T4">public</text:span> Email build() {</text:p>
      <text:p text:style-name="P3"><text:span text:style-name="T6">// </text:span><text:span text:style-name="T7">TODO</text:span><text:span text:style-name="T6"> Auto-generated method stub</text:span></text:p>
      <text:p text:style-name="P3"><text:span text:style-name="T4">return</text:span> Email.<text:span text:style-name="T8">getMailObject</text:span>(<text:span text:style-name="T10">to</text:span>, <text:span text:style-name="T10">from</text:span>, <text:span text:style-name="T10">subject</text:span>, <text:span text:style-name="T10">body</text:span>, <text:span text:style-name="T10">cc</text:span>, <text:span text:style-name="T10">bcc</text:span>);</text:p>
      <text:p text:style-name="P3">}</text:p>
      <text:p text:style-name="P5">}</text:p>
      <text:p text:style-name="P3"/>
      <text:p text:style-name="P3"><text:span text:style-name="T4">public</text:span> <text:span text:style-name="T4">interface</text:span> To {</text:p>
      <text:p text:style-name="P3">From to(String <text:span text:style-name="T5">to</text:span>);</text:p>
      <text:p text:style-name="P3">}</text:p>
      <text:p text:style-name="P3"/>
      <text:p text:style-name="P3"><text:span text:style-name="T4">public</text:span> <text:span text:style-name="T4">interface</text:span> From {</text:p>
      <text:p text:style-name="P3">Subject from(String <text:span text:style-name="T5">from</text:span>);</text:p>
      <text:p text:style-name="P3">}</text:p>
      <text:p text:style-name="P3"/>
      <text:p text:style-name="P3"><text:span text:style-name="T4">public</text:span> <text:span text:style-name="T4">interface</text:span> Subject {</text:p>
      <text:p text:style-name="P3">Body subject(String <text:span text:style-name="T5">sub</text:span>);</text:p>
      <text:p text:style-name="P3">}</text:p>
      <text:p text:style-name="P3"><text:span text:style-name="T4">public</text:span> <text:span text:style-name="T4">interface</text:span> Body {</text:p>
      <text:p text:style-name="P3">EmailCreator body(String <text:span text:style-name="T5">body</text:span>);</text:p>
      <text:p text:style-name="P3">}</text:p>
      <text:p text:style-name="P3"><text:span text:style-name="T4">public</text:span> <text:span text:style-name="T4">interface</text:span> <text:span text:style-name="T12">EmailCreator</text:span> {</text:p>
      <text:p text:style-name="P3"><text:span text:style-name="T12">EmailCreator</text:span> cc(List&lt;String&gt; <text:span text:style-name="T5">cc</text:span>);</text:p>
      <text:p text:style-name="P3"><text:soft-page-break/><text:span text:style-name="T12">EmailCreator</text:span> bcc(List&lt;String&gt; <text:span text:style-name="T5">bcc</text:span>);</text:p>
      <text:p text:style-name="P3">Email build();</text:p>
      <text:p text:style-name="P3">}</text:p>
      <text:p text:style-name="P3"/>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Helvetica Neue" svg:font-family="'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